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0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969cm"/>
    </style:style>
    <style:style style:name="gr4" style:family="graphic" style:parent-style-name="standard">
      <style:graphic-properties draw:stroke="none" draw:fill="none" fo:min-height="1.002cm"/>
    </style:style>
    <style:style style:name="gr5" style:family="graphic" style:parent-style-name="standard">
      <style:graphic-properties draw:stroke="solid" svg:stroke-color="#000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color="#000080"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solid" svg:stroke-color="#000080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width="0.1cm" svg:stroke-color="#00008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draw:stroke-dash="Ultrafine_20_Dashed" svg:stroke-width="0.1cm" svg:stroke-color="#8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5.1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color="#000080" fo:font-size="20pt" style:font-size-asian="20pt" style:font-size-complex="20pt"/>
    </style:style>
    <style:style style:name="P4" style:family="paragraph">
      <style:paragraph-properties fo:text-align="center"/>
      <style:text-properties fo:color="#000080" fo:font-size="18pt" style:font-size-asian="18pt" style:font-size-complex="18pt"/>
    </style:style>
    <style:style style:name="P5" style:family="paragraph">
      <style:paragraph-properties fo:text-align="center"/>
      <style:text-properties fo:color="#000080"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fo:color="#8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000080" fo:font-size="20pt" style:font-size-asian="20pt" style:font-size-complex="20pt"/>
    </style:style>
    <style:style style:name="T5" style:family="text">
      <style:text-properties fo:color="#000080" fo:font-size="18pt" style:font-size-asian="18pt" style:font-size-complex="18pt"/>
    </style:style>
    <style:style style:name="T6" style:family="text">
      <style:text-properties fo:color="#00008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8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3.598cm" svg:height="10.65cm" svg:x="15.102cm" svg:y="1.887cm">
          <text:p/>
        </draw:ellipse>
        <draw:ellipse draw:style-name="gr1" draw:text-style-name="P1" draw:layer="layout" svg:width="13.9cm" svg:height="10.537cm" svg:x="0.6cm" svg:y="2cm">
          <text:p/>
        </draw:ellipse>
        <draw:rect draw:style-name="gr2" draw:text-style-name="P2" draw:layer="layout" svg:width="3.147cm" svg:height="1.778cm" svg:x="15.353cm" svg:y="6.5cm">
          <text:p text:style-name="P1"><text:span text:style-name="T1">Reduced </text:span></text:p>
          <text:p text:style-name="P1"><text:span text:style-name="T1">context</text:span></text:p>
        </draw:rect>
        <draw:rect draw:style-name="gr2" draw:text-style-name="P2" draw:layer="layout" svg:width="3.085cm" svg:height="1.838cm" svg:x="23.915cm" svg:y="3.662cm">
          <text:p text:style-name="P1"><text:span text:style-name="T1">Context</text:span></text:p>
        </draw:rect>
        <draw:rect draw:style-name="gr2" draw:text-style-name="P2" draw:layer="layout" svg:width="3.085cm" svg:height="1.82cm" svg:x="23.915cm" svg:y="6.68cm">
          <text:p text:style-name="P1"><text:span text:style-name="T1">Context</text:span></text:p>
        </draw:rect>
        <draw:frame draw:style-name="gr3" draw:text-style-name="P1" draw:layer="layout" svg:width="3.147cm" svg:height="2.219cm" svg:x="23.538cm" svg:y="9.875cm">
          <draw:text-box>
            <text:p text:style-name="P1">........</text:p>
          </draw:text-box>
        </draw:frame>
        <draw:frame draw:style-name="gr4" draw:text-style-name="P2" draw:layer="layout" svg:width="8cm" svg:height="1.252cm" svg:x="18.4cm" svg:y="1cm">
          <draw:text-box>
            <text:p text:style-name="P1"><text:span text:style-name="T2">Equivalent contexts</text:span></text:p>
          </draw:text-box>
        </draw:frame>
        <draw:rect draw:style-name="gr2" draw:text-style-name="P2" draw:layer="layout" svg:width="5.5cm" svg:height="2.763cm" svg:x="12cm" svg:y="15.5cm">
          <text:p text:style-name="P1"><text:span text:style-name="T3">Lattice</text:span></text:p>
          <text:p text:style-name="P1"><text:span text:style-name="T1">Closed set lattice</text:span></text:p>
          <text:p text:style-name="P1"><text:span text:style-name="T1">Galois lattice</text:span></text:p>
        </draw:rect>
        <draw:rect draw:style-name="gr2" draw:text-style-name="P2" draw:layer="layout" svg:width="3.5cm" svg:height="1.999cm" svg:x="10.8cm" svg:y="6.301cm">
          <text:p text:style-name="P1"><text:span text:style-name="T1">Canonical </text:span></text:p>
          <text:p text:style-name="P1"><text:span text:style-name="T1">direct basis</text:span></text:p>
        </draw:rect>
        <draw:rect draw:style-name="gr2" draw:text-style-name="P2" draw:layer="layout" svg:width="4.666cm" svg:height="1.838cm" svg:x="1cm" svg:y="3.662cm">
          <text:p text:style-name="P1"><text:span text:style-name="T1">Implicationnal </text:span></text:p>
          <text:p text:style-name="P1"><text:span text:style-name="T1">system</text:span></text:p>
        </draw:rect>
        <draw:frame draw:style-name="gr3" draw:text-style-name="P1" draw:layer="layout" svg:width="3.148cm" svg:height="2.219cm" svg:x="2.618cm" svg:y="9.877cm">
          <draw:text-box>
            <text:p text:style-name="P1">........</text:p>
          </draw:text-box>
        </draw:frame>
        <draw:rect draw:style-name="gr2" draw:text-style-name="P2" draw:layer="layout" svg:width="4.666cm" svg:height="2.141cm" svg:x="1cm" svg:y="6.859cm">
          <text:p text:style-name="P1"><text:span text:style-name="T1">Implicationnal </text:span></text:p>
          <text:p text:style-name="P1"><text:span text:style-name="T1">system</text:span></text:p>
        </draw:rect>
        <draw:line draw:style-name="gr5" draw:text-style-name="P3" draw:layer="layout" svg:x1="11.58cm" svg:y1="8.3cm" svg:x2="13.469cm" svg:y2="15.4cm">
          <text:p text:style-name="P1"><text:span text:style-name="T4">closedsetLattice()</text:span></text:p>
        </draw:line>
        <draw:line draw:style-name="gr5" draw:text-style-name="P4" draw:layer="layout" svg:x1="6.847cm" svg:y1="7.213cm" svg:x2="10.624cm" svg:y2="7.213cm">
          <text:p text:style-name="P1"><text:span text:style-name="T5">MakeCDB()</text:span></text:p>
          <text:p text:style-name="P1"><text:span text:style-name="T5">+reduction()</text:span></text:p>
        </draw:line>
        <draw:line draw:style-name="gr6" draw:text-style-name="P4" draw:layer="layout" svg:x1="18.5cm" svg:y1="7.2cm" svg:x2="22.91cm" svg:y2="7.21cm">
          <text:p text:style-name="P1"><text:span text:style-name="T5">reduction()</text:span></text:p>
        </draw:line>
        <draw:line draw:style-name="gr6" draw:text-style-name="P3" draw:layer="layout" svg:x1="17.5cm" svg:y1="16.5cm" svg:x2="22.834cm" svg:y2="7.313cm">
          <text:p text:style-name="P1"><text:span text:style-name="T4">conceptLattice()</text:span></text:p>
        </draw:line>
        <draw:line draw:style-name="gr6" draw:text-style-name="P3" draw:layer="layout" svg:x1="15.731cm" svg:y1="15.2cm" svg:x2="17.997cm" svg:y2="8.1cm">
          <text:p text:style-name="P1"><text:span text:style-name="T4">conceptLattice()</text:span></text:p>
        </draw:line>
        <draw:line draw:style-name="gr6" draw:text-style-name="P5" draw:layer="layout" svg:x1="12.484cm" svg:y1="8.2cm" svg:x2="14.373cm" svg:y2="15.3cm">
          <text:p text:style-name="P1"><text:span text:style-name="T6">getCDB()</text:span></text:p>
        </draw:line>
        <draw:line draw:style-name="gr7" draw:text-style-name="P5" draw:layer="layout" svg:x1="14.802cm" svg:y1="15.3cm" svg:x2="17.068cm" svg:y2="8.2cm">
          <text:p text:style-name="P1"><text:span text:style-name="T6">getTable()</text:span></text:p>
        </draw:line>
        <draw:custom-shape draw:style-name="gr8" draw:text-style-name="P1" draw:layer="layout" svg:width="0.63cm" svg:height="7.1cm" svg:x="6.043cm" svg:y="3.662cm">
          <text:p/>
          <draw:enhanced-geometry svg:viewBox="0 0 21600 21600" draw:glue-points="0 0 0 21600 21600 10800" draw:text-areas="0 ?f9 7800 ?f10" draw:type="right-brace" draw:modifiers="1800 10846.78440519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3" draw:layer="layout" svg:x1="6.5cm" svg:y1="7.5cm" svg:x2="11.9cm" svg:y2="16.6cm">
          <text:p text:style-name="P1"><text:span text:style-name="T4">closedsetLattice()</text:span></text:p>
        </draw:line>
        <draw:frame draw:style-name="gr4" draw:text-style-name="P2" draw:layer="layout" svg:width="10.359cm" svg:height="1.859cm" svg:x="2.941cm" svg:y="1cm">
          <draw:text-box>
            <text:p text:style-name="P1"><text:span text:style-name="T2">Equivalent implicationnal systems</text:span></text:p>
          </draw:text-box>
        </draw:frame>
        <draw:custom-shape draw:style-name="gr8" draw:text-style-name="P1" draw:layer="layout" svg:width="0.63cm" svg:height="7.1cm" svg:x="22.908cm" svg:y="3.662cm">
          <text:p/>
          <draw:enhanced-geometry svg:viewBox="0 0 21600 21600" draw:mirror-vertical="true" draw:mirror-horizontal="true" draw:glue-points="0 0 0 21600 21600 10800" draw:text-areas="0 ?f9 7800 ?f10" draw:type="right-brace" draw:modifiers="1800 10846.78440519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9" draw:text-style-name="P1" draw:layer="layout" svg:width="9cm" svg:height="12.729cm" svg:x="10.2cm" svg:y="5.771cm">
          <text:p/>
        </draw:rect>
        <draw:frame draw:style-name="gr10" draw:text-style-name="P6" draw:layer="layout" svg:width="7.72cm" svg:height="1.25cm" svg:x="10.963cm" svg:y="18.75cm">
          <draw:text-box>
            <text:p><text:span text:style-name="T7">bijective compon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dash" draw:stroke-dash="Line_20_with_20_Fine_20_Dots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1H59M18S</meta:editing-duration>
    <meta:editing-cycles>18</meta:editing-cycles>
    <meta:generator>OpenOffice.org/3.1$Win32 OpenOffice.org_project/310m19$Build-9420</meta:generator>
    <dc:date>2010-06-02T15:11:39.26</dc:date>
    <dc:creator>Karell Bertet</dc:creator>
    <meta:document-statistic meta:object-count="25"/>
  </office:meta>
</office:document-meta>
</file>